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_20_center">
      <style:text-properties fo:font-weight="bold" style:font-weight-asian="bold" style:font-weight-complex="bold"/>
    </style:style>
    <style:style style:name="P2" style:family="paragraph" style:parent-style-name="Table_20_Contents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  <style:text-properties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center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Header_20_center"><text:span text:style-name="MT1">Maladie et chirurgie des yeux<text:line-break/></text:span>48 av du maréchal Foch<text:line-break/>98800 NOUMÉA</text:p>
        <text:p text:style-name="Header_20_center">--sur rendez vous--<text:line-break/>Tél: (+687) 28 16 00 / Fax: (+687) 28 16 08<text:line-break/>Courriel: <text:a xlink:type="simple" xlink:href="mailto:ophtalmologie.goeen@gmail.com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1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5-03-17T13:47:23</dc:date>
    <meta:editing-duration>PT12M58S</meta:editing-duration>
    <meta:editing-cycles>14</meta:editing-cycles>
    <meta:generator>LibreOffice/3.5$Linux_X86_64 LibreOffice_project/350m1$Build-2</meta:generator>
    <dc:creator>L. FRANCOIS</dc:creator>
    <meta:document-statistic meta:table-count="0" meta:image-count="0" meta:object-count="0" meta:page-count="1" meta:paragraph-count="5" meta:word-count="49" meta:character-count="314" meta:non-whitespace-character-count="271"/>
  </office:meta>
</office:document-meta>
</file>